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paragraph-rsid="000c11b8"/>
    </style:style>
    <style:style style:name="P2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paragraph-rsid="000e1813"/>
    </style:style>
    <style:style style:name="P3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paragraph-rsid="000f7399"/>
    </style:style>
    <style:style style:name="P4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paragraph-rsid="0010c80b"/>
    </style:style>
    <style:style style:name="P5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paragraph-rsid="0011bce1"/>
    </style:style>
    <style:style style:name="P6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0c11b8"/>
    </style:style>
    <style:style style:name="P7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0c4cd0"/>
    </style:style>
    <style:style style:name="P8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0e1813"/>
    </style:style>
    <style:style style:name="P9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0f7399"/>
    </style:style>
    <style:style style:name="P10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10a146"/>
    </style:style>
    <style:style style:name="P11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10c80b"/>
    </style:style>
    <style:style style:name="P12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11bce1"/>
    </style:style>
    <style:style style:name="P13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123297"/>
    </style:style>
    <style:style style:name="P14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paragraph-rsid="00126350"/>
    </style:style>
    <style:style style:name="P15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rsid="000c11b8" officeooo:paragraph-rsid="000c11b8"/>
    </style:style>
    <style:style style:name="P16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rsid="000c11b8" officeooo:paragraph-rsid="000c11b8"/>
    </style:style>
    <style:style style:name="P17" style:family="paragraph" style:parent-style-name="List_20_Paragraph">
      <style:paragraph-properties>
        <style:tab-stops>
          <style:tab-stop style:position="0.4118in"/>
        </style:tab-stops>
      </style:paragraph-properties>
      <style:text-properties fo:font-weight="bold" officeooo:rsid="000c11b8" officeooo:paragraph-rsid="000c11b8" style:font-weight-asian="bold" style:font-weight-complex="bold"/>
    </style:style>
    <style:style style:name="P18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fo:font-weight="bold" officeooo:rsid="000c11b8" officeooo:paragraph-rsid="000c11b8" style:font-weight-asian="bold" style:font-weight-complex="bold"/>
    </style:style>
    <style:style style:name="P19" style:family="paragraph" style:parent-style-name="List_20_Paragraph">
      <style:paragraph-properties>
        <style:tab-stops>
          <style:tab-stop style:position="0.4118in"/>
        </style:tab-stops>
      </style:paragraph-properties>
      <style:text-properties fo:font-weight="bold" officeooo:paragraph-rsid="0010a146" style:font-weight-asian="bold" style:font-weight-complex="bold"/>
    </style:style>
    <style:style style:name="P20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fo:font-weight="bold" officeooo:rsid="000f7399" officeooo:paragraph-rsid="0010c80b" style:font-weight-asian="bold" style:font-weight-complex="bold"/>
    </style:style>
    <style:style style:name="P21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rsid="000f7399" officeooo:paragraph-rsid="000f7399"/>
    </style:style>
    <style:style style:name="P22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rsid="000f7399" officeooo:paragraph-rsid="0010c80b"/>
    </style:style>
    <style:style style:name="P23" style:family="paragraph" style:parent-style-name="List_20_Paragraph" style:list-style-name="WWNum6">
      <style:paragraph-properties>
        <style:tab-stops>
          <style:tab-stop style:position="0.4118in"/>
        </style:tab-stops>
      </style:paragraph-properties>
      <style:text-properties officeooo:rsid="000f7399" officeooo:paragraph-rsid="0011bce1"/>
    </style:style>
    <style:style style:name="P24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rsid="000f7399" officeooo:paragraph-rsid="000f7399"/>
    </style:style>
    <style:style style:name="P25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rsid="000f7399" officeooo:paragraph-rsid="0010c80b"/>
    </style:style>
    <style:style style:name="P26" style:family="paragraph" style:parent-style-name="List_20_Paragraph">
      <style:paragraph-properties>
        <style:tab-stops>
          <style:tab-stop style:position="0.4118in"/>
        </style:tab-stops>
      </style:paragraph-properties>
      <style:text-properties officeooo:rsid="000f7399" officeooo:paragraph-rsid="0011bce1"/>
    </style:style>
    <style:style style:name="P27" style:family="paragraph" style:parent-style-name="List_20_Paragraph">
      <style:paragraph-properties>
        <style:tab-stops>
          <style:tab-stop style:position="0.4118in"/>
        </style:tab-stops>
      </style:paragraph-properties>
      <style:text-properties fo:font-weight="normal" officeooo:paragraph-rsid="0010a146" style:font-weight-asian="normal" style:font-weight-complex="normal"/>
    </style:style>
    <style:style style:name="P28" style:family="paragraph" style:parent-style-name="List_20_Paragraph" style:list-style-name="WWNum6">
      <style:paragraph-properties fo:margin-left="0in" fo:margin-right="0in" fo:text-indent="0in" style:auto-text-indent="false">
        <style:tab-stops>
          <style:tab-stop style:position="0.4118in"/>
        </style:tab-stops>
      </style:paragraph-properties>
      <style:text-properties officeooo:paragraph-rsid="000c11b8"/>
    </style:style>
    <style:style style:name="P29" style:family="paragraph" style:parent-style-name="Standard" style:list-style-name="WWNum6">
      <style:paragraph-properties>
        <style:tab-stops>
          <style:tab-stop style:position="0.4118in"/>
        </style:tab-stops>
      </style:paragraph-properties>
      <style:text-properties officeooo:paragraph-rsid="0010c80b"/>
    </style:style>
    <style:style style:name="P30" style:family="paragraph" style:parent-style-name="Standard" style:list-style-name="WWNum6">
      <style:paragraph-properties>
        <style:tab-stops>
          <style:tab-stop style:position="0.4118in"/>
        </style:tab-stops>
      </style:paragraph-properties>
      <style:text-properties officeooo:paragraph-rsid="0011bce1"/>
    </style:style>
    <style:style style:name="P31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Aptos" fo:font-size="11pt" fo:language="en" fo:country="GB" fo:font-weight="bold" officeooo:paragraph-rsid="000c11b8" style:font-size-asian="11pt" style:font-weight-asian="bold" style:font-name-complex="Calibri1" style:font-size-complex="11pt" style:font-weight-complex="bold"/>
    </style:style>
    <style:style style:name="T1" style:family="text">
      <style:text-properties fo:color="#000000" style:font-name="Aptos" fo:font-size="11pt" fo:language="en" fo:country="GB" fo:font-weight="bold" style:font-size-asian="11pt" style:font-weight-asian="bold" style:font-name-complex="Calibri1" style:font-size-complex="11pt" style:font-weight-complex="bold"/>
    </style:style>
    <style:style style:name="T2" style:family="text">
      <style:text-properties fo:color="#000000" style:font-name="Aptos" fo:font-size="11pt" fo:language="en" fo:country="GB" fo:font-weight="bold" officeooo:rsid="000c11b8" style:font-size-asian="11pt" style:font-weight-asian="bold" style:font-name-complex="Calibri1" style:font-size-complex="11pt" style:font-weight-complex="bold"/>
    </style:style>
    <style:style style:name="T3" style:family="text">
      <style:text-properties fo:color="#000000" style:font-name="Aptos" fo:font-size="11pt" fo:language="en" fo:country="GB" fo:font-weight="bold" officeooo:rsid="000c4cd0" style:font-size-asian="11pt" style:font-weight-asian="bold" style:font-name-complex="Calibri1" style:font-size-complex="11pt" style:font-weight-complex="bold"/>
    </style:style>
    <style:style style:name="T4" style:family="text">
      <style:text-properties fo:color="#000000" style:font-name="Aptos" fo:font-size="11pt" fo:language="en" fo:country="GB" style:font-size-asian="11pt" style:font-name-complex="Calibri1" style:font-size-complex="11pt"/>
    </style:style>
    <style:style style:name="T5" style:family="text">
      <style:text-properties fo:color="#000000" style:font-name="Aptos" fo:font-size="11pt" fo:language="en" fo:country="GB" officeooo:rsid="000c4cd0" style:font-size-asian="11pt" style:font-name-complex="Calibri1" style:font-size-complex="11pt"/>
    </style:style>
    <style:style style:name="T6" style:family="text">
      <style:text-properties fo:color="#000000" style:font-name="Aptos" fo:font-size="11pt" fo:language="en" fo:country="GB" officeooo:rsid="0010a146" style:font-size-asian="11pt" style:font-name-complex="Calibri1" style:font-size-complex="11pt"/>
    </style:style>
    <style:style style:name="T7" style:family="text">
      <style:text-properties fo:color="#000000" style:font-name="Aptos" fo:font-size="11pt" fo:language="en" fo:country="GB" officeooo:rsid="0010c80b" style:font-size-asian="11pt" style:font-name-complex="Calibri1" style:font-size-complex="11pt"/>
    </style:style>
    <style:style style:name="T8" style:family="text">
      <style:text-properties fo:color="#000000" style:font-name="Aptos" fo:font-size="11pt" fo:language="en" fo:country="GB" fo:font-weight="normal" style:font-size-asian="11pt" style:font-weight-asian="normal" style:font-name-complex="Calibri1" style:font-size-complex="11pt" style:font-weight-complex="normal"/>
    </style:style>
    <style:style style:name="T9" style:family="text">
      <style:text-properties fo:color="#000000" style:font-name="Aptos" fo:font-size="11pt" fo:language="en" fo:country="GB" fo:font-weight="normal" officeooo:rsid="000c11b8" style:font-size-asian="11pt" style:font-weight-asian="normal" style:font-name-complex="Calibri1" style:font-size-complex="11pt" style:font-weight-complex="normal"/>
    </style:style>
    <style:style style:name="T10" style:family="text">
      <style:text-properties fo:color="#000000" style:font-name="Aptos" fo:font-size="11pt" fo:language="en" fo:country="GB" fo:font-weight="normal" officeooo:rsid="000c4cd0" style:font-size-asian="11pt" style:font-weight-asian="normal" style:font-name-complex="Calibri1" style:font-size-complex="11pt" style:font-weight-complex="normal"/>
    </style:style>
    <style:style style:name="T11" style:family="text">
      <style:text-properties fo:color="#000000" style:font-name="Aptos" fo:font-size="11pt" fo:language="en" fo:country="GB" fo:font-weight="normal" officeooo:rsid="000e1813" style:font-size-asian="11pt" style:font-weight-asian="normal" style:font-name-complex="Calibri1" style:font-size-complex="11pt" style:font-weight-complex="normal"/>
    </style:style>
    <style:style style:name="T12" style:family="text">
      <style:text-properties fo:color="#000000" style:font-name="Aptos" fo:font-size="11pt" fo:language="en" fo:country="GB" fo:font-weight="normal" officeooo:rsid="000f7399" style:font-size-asian="11pt" style:font-weight-asian="normal" style:font-name-complex="Calibri1" style:font-size-complex="11pt" style:font-weight-complex="normal"/>
    </style:style>
    <style:style style:name="T13" style:family="text">
      <style:text-properties fo:color="#000000" style:font-name="Aptos" fo:font-size="11pt" fo:language="en" fo:country="GB" fo:font-weight="normal" officeooo:rsid="0011bce1" style:font-size-asian="11pt" style:font-weight-asian="normal" style:font-name-complex="Calibri1" style:font-size-complex="11pt" style:font-weight-complex="normal"/>
    </style:style>
    <style:style style:name="T14" style:family="text">
      <style:text-properties fo:color="#000000" style:font-name="Aptos" fo:font-size="11pt" fo:language="en" fo:country="GB" fo:font-style="normal" style:text-underline-style="none" fo:font-weight="normal" officeooo:rsid="000c4cd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5" style:family="text">
      <style:text-properties fo:color="#000000" style:font-name="Aptos" fo:font-size="11pt" fo:language="en" fo:country="GB" fo:font-style="normal" style:text-underline-style="none" fo:font-weight="normal" officeooo:rsid="000e181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fo:color="#000000" style:font-name="Aptos" fo:font-size="11pt" fo:language="en" fo:country="GB" fo:font-style="normal" style:text-underline-style="none" fo:font-weight="normal" officeooo:rsid="0010c80b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fo:color="#000000" style:font-name="Aptos" fo:font-size="11pt" fo:language="en" fo:country="GB" fo:font-style="normal" style:text-underline-style="none" fo:font-weight="normal" officeooo:rsid="000f7399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fo:color="#000000" style:font-name="Aptos" fo:font-size="11pt" fo:language="en" fo:country="GB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9" style:family="text">
      <style:text-properties fo:color="#000000" style:font-name="Aptos" fo:font-size="11pt" fo:language="en" fo:country="GB" fo:font-style="normal" style:text-underline-style="none" fo:font-weight="normal" officeooo:rsid="00123297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000000" style:font-name="Aptos" fo:font-size="11pt" fo:language="en" fo:country="GB" fo:font-style="normal" style:text-underline-style="none" fo:font-weight="normal" officeooo:rsid="0012635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color="#000000" style:font-name="Aptos" fo:font-size="11pt" fo:language="en" fo:country="GB" fo:font-style="normal" style:text-underline-style="none" officeooo:rsid="000e1813" style:font-size-asian="11pt" style:font-style-asian="normal" style:font-name-complex="Calibri1" style:font-size-complex="11pt" style:font-style-complex="normal"/>
    </style:style>
    <style:style style:name="T22" style:family="text">
      <style:text-properties fo:color="#000000" style:font-name="Aptos" fo:font-size="11pt" fo:language="en" fo:country="GB" fo:font-style="normal" style:text-underline-style="none" officeooo:rsid="00123297" style:font-size-asian="11pt" style:font-style-asian="normal" style:font-name-complex="Calibri1" style:font-size-complex="11pt" style:font-style-complex="normal"/>
    </style:style>
    <style:style style:name="T23" style:family="text">
      <style:text-properties fo:color="#000000" style:font-name="Aptos" fo:font-size="11pt" fo:language="en" fo:country="GB" fo:font-style="normal" style:text-underline-style="none" fo:font-weight="bold" officeooo:rsid="000f7399" style:font-size-asian="11pt" style:font-style-asian="normal" style:font-weight-asian="bold" style:font-name-complex="Calibri1" style:font-size-complex="11pt" style:font-style-complex="normal" style:font-weight-complex="bold"/>
    </style:style>
    <style:style style:name="T24" style:family="text">
      <style:text-properties fo:color="#000000" style:font-name="Aptos" fo:font-size="11pt" fo:language="en" fo:country="GB" fo:font-style="normal" style:text-underline-style="none" fo:font-weight="bold" officeooo:rsid="000e1813" style:font-size-asian="11pt" style:font-style-asian="normal" style:font-weight-asian="bold" style:font-name-complex="Calibri1" style:font-size-complex="11pt" style:font-style-complex="normal" style:font-weight-complex="bold"/>
    </style:style>
    <style:style style:name="T25" style:family="text">
      <style:text-properties fo:color="#000000" style:font-name="Aptos" fo:font-size="11pt" fo:language="en" fo:country="GB" fo:font-style="normal" style:text-underline-style="none" fo:font-weight="bold" officeooo:rsid="00123297" style:font-size-asian="11pt" style:font-style-asian="normal" style:font-weight-asian="bold" style:font-name-complex="Calibri1" style:font-size-complex="11pt" style:font-style-complex="normal" style:font-weight-complex="bold"/>
    </style:style>
    <style:style style:name="T26" style:family="text">
      <style:text-properties fo:color="#000000" fo:font-size="11pt" fo:language="en" fo:country="GB" fo:font-weight="normal" officeooo:rsid="000e1813" style:font-size-asian="11pt" style:font-weight-asian="normal" style:font-size-complex="11pt" style:font-weight-complex="normal"/>
    </style:style>
    <style:style style:name="T27" style:family="text">
      <style:text-properties fo:color="#000000" fo:font-size="11pt" fo:language="en" fo:country="GB" fo:font-weight="normal" officeooo:rsid="000f7399" style:font-size-asian="11pt" style:font-weight-asian="normal" style:font-size-complex="11pt" style:font-weight-complex="normal"/>
    </style:style>
    <style:style style:name="T28" style:family="text">
      <style:text-properties fo:color="#000000" fo:font-size="11pt" fo:language="en" fo:country="GB" fo:font-style="normal" style:text-underline-style="none" fo:font-weight="normal" officeooo:rsid="000e1813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list xml:id="list3535967152" text:style-name="WWNum6">
        <text:list-item>
          <text:p text:style-name="P1"><text:span text:style-name="T1">Setup Automation Framework:</text:span></text:p>
          <text:p text:style-name="P1"><text:span text:style-name="T9">T</text:span><text:span text:style-name="T8">est automation framework ;</text:span><text:span text:style-name="T9">Selenium</text:span></text:p>
          <text:p text:style-name="P15"><text:span text:style-name="T8">Browser; Firefox</text:span></text:p>
        </text:list-item>
      </text:list>
      <text:p text:style-name="P16"><text:span text:style-name="T8"/></text:p>
      <text:p text:style-name="P17"><text:span text:style-name="T4">Install Prerequisites</text:span></text:p>
      <text:p text:style-name="P16"><text:span text:style-name="T8"/></text:p>
      <text:p text:style-name="P7"><text:span text:style-name="T9">Step 1: </text:span><text:span text:style-name="T2">Install Required</text:span><text:span text:style-name="T9"> </text:span><text:span text:style-name="Strong_20_Emphasis"><text:span text:style-name="T4">Python</text:span></text:span><text:span text:style-name="Strong_20_Emphasis"><text:span text:style-name="T8">;</text:span></text:span></text:p>
      <text:p text:style-name="P7"><text:span text:style-name="Strong_20_Emphasis"><text:span text:style-name="T8"><text:s text:c="10"/>sudo apt update</text:span></text:span></text:p>
      <text:p text:style-name="P7"><text:span text:style-name="Strong_20_Emphasis"><text:span text:style-name="T8"><text:s text:c="10"/>sudo apt install python3 python3-pip</text:span></text:span></text:p>
      <text:p text:style-name="P7"><text:span text:style-name="Strong_20_Emphasis"><text:span text:style-name="T10">Step 2: </text:span></text:span><text:span text:style-name="Strong_20_Emphasis"><text:span text:style-name="T2">Install</text:span></text:span><text:span text:style-name="Strong_20_Emphasis"><text:span text:style-name="T9"> </text:span></text:span><text:span text:style-name="Strong_20_Emphasis"><text:span text:style-name="T5">Selenium</text:span></text:span></text:p>
      <text:p text:style-name="P7"><text:span text:style-name="Strong_20_Emphasis"><text:span text:style-name="T10"><text:s text:c="10"/>pip3 install selenium</text:span></text:span></text:p>
      <text:p text:style-name="P16"><text:span text:style-name="T8"/></text:p>
      <text:list xml:id="list122950911882306" text:continue-numbering="true" text:style-name="WWNum6">
        <text:list-header>
          <text:p text:style-name="P1"><text:span text:style-name="T9">Step </text:span><text:span text:style-name="T10">3</text:span><text:span text:style-name="T9">: </text:span><text:span text:style-name="T2">Install GeckoDriver</text:span><text:span text:style-name="T9"> ;</text:span><text:span text:style-name="T8">WebDriver implementation for Firefox. </text:span></text:p>
          <text:p text:style-name="P15"><text:span text:style-name="T8"><text:s text:c="12"/>Sudo apt-get install firefox-geckodriver</text:span></text:p>
          <text:p text:style-name="P15"><text:span text:style-name="T8"/></text:p>
        </text:list-header>
      </text:list>
      <text:p text:style-name="P8"><text:span text:style-name="T9">Step </text:span><text:span text:style-name="T10">4</text:span><text:span text:style-name="T9">: </text:span><text:span text:style-name="T3">Install</text:span><text:span text:style-name="T10"> </text:span><text:span text:style-name="Strong_20_Emphasis"><text:span text:style-name="T5">Git </text:span></text:span><text:span text:style-name="Strong_20_Emphasis"><text:span text:style-name="T10"><text:s/></text:span></text:span></text:p>
      <text:p text:style-name="P6"><text:span text:style-name="Strong_20_Emphasis"><text:span text:style-name="T5"><text:s text:c="10"/></text:span></text:span><text:span text:style-name="Strong_20_Emphasis"><text:span text:style-name="T10">sudo apt install git</text:span></text:span></text:p>
      <text:p text:style-name="P6"><text:span text:style-name="Strong_20_Emphasis"><text:span text:style-name="T10"/></text:span></text:p>
      <text:p text:style-name="P10"><text:span text:style-name="Strong_20_Emphasis"><text:span text:style-name="T10">Step 5:</text:span></text:span><text:span text:style-name="Strong_20_Emphasis"><text:span text:style-name="T14">Install </text:span></text:span><text:span text:style-name="Strong_20_Emphasis"><text:span text:style-name="T15">Emacs</text:span></text:span><text:span text:style-name="Strong_20_Emphasis"><text:span text:style-name="T10">:</text:span></text:span><text:span text:style-name="Strong_20_Emphasis"><text:span text:style-name="T15"> </text:span></text:span><text:span text:style-name="Strong_20_Emphasis"><text:span text:style-name="T11">;text <text:s/>editor</text:span></text:span></text:p>
      <text:p text:style-name="P7"><text:span text:style-name="Strong_20_Emphasis"><text:span text:style-name="T11"><text:s text:c="12"/>sudo apt install emacs</text:span></text:span></text:p>
      <text:p text:style-name="P6"><text:span text:style-name="Strong_20_Emphasis"><text:span text:style-name="T10"/></text:span></text:p>
      <text:list xml:id="list122952929581129" text:continue-numbering="true" text:style-name="WWNum6">
        <text:list-header>
          <text:p text:style-name="P18"><text:span text:style-name="T4">Set Up a Python Project</text:span></text:p>
          <text:p text:style-name="P1"><text:span text:style-name="T9"><text:s/></text:span><text:span text:style-name="T10">Step 1: Create a directory for the project</text:span></text:p>
          <text:p text:style-name="P1"><text:span text:style-name="T10"><text:s text:c="11"/>mkdir openmrs_automation</text:span></text:p>
          <text:p text:style-name="P1"><text:span text:style-name="T10"><text:s text:c="11"/>cd openmrs_automation</text:span></text:p>
          <text:p text:style-name="P28"><text:span text:style-name="T10"><text:s text:c="9"/></text:span></text:p>
          <text:p text:style-name="P1"><text:span text:style-name="T10"/></text:p>
        </text:list-header>
        <text:list-item>
          <text:p text:style-name="P1"><text:span text:style-name="T10"><text:s/></text:span><text:span text:style-name="T3">Automate the Login Process</text:span></text:p>
          <text:p text:style-name="P2"><text:span text:style-name="T3"><text:s/></text:span><text:span text:style-name="T11">Step 1: Create a file named </text:span><text:span text:style-name="Source_20_Text"><text:span text:style-name="T26">test_openmrs_login.py</text:span></text:span></text:p>
          <text:p text:style-name="P1"><text:span text:style-name="T10"><text:s text:c="13"/>touch test_openmrs_login.py</text:span></text:p>
          <text:p text:style-name="P3"><text:span text:style-name="T11"><text:s/>Step 2: Open terminal <text:s/>and type <text:s/>to open ‘</text:span><text:span text:style-name="Source_20_Text"><text:span text:style-name="T26">test_openmrs_login.py </text:span></text:span><text:span text:style-name="Source_20_Text"><text:span text:style-name="T27">file’</text:span></text:span></text:p>
          <text:p text:style-name="P1"><text:span text:style-name="T11"><text:s text:c="13"/>emacs test_openmrs_login.py</text:span></text:p>
          <text:p text:style-name="P21"><text:span text:style-name="T11">S</text:span><text:span text:style-name="T8">tep 3: Add the following script on Emacs and save</text:span></text:p>
          <text:p text:style-name="P21"><text:span text:style-name="T8"><text:s text:c="11"/></text:span></text:p>
        </text:list-item>
      </text:list>
      <text:p text:style-name="P24"><text:span text:style-name="T8"/></text:p>
      <text:p text:style-name="P24"><text:span text:style-name="T8"/></text:p>
      <text:p text:style-name="P24"><text:span text:style-name="T8">from selenium import webdriver</text:span></text:p>
      <text:p text:style-name="P24"><text:span text:style-name="T8">from selenium.webdriver.common.by import By</text:span></text:p>
      <text:p text:style-name="P24"><text:span text:style-name="T8">from selenium.webdriver.common.keys import Keys</text:span></text:p>
      <text:p text:style-name="P24"><text:span text:style-name="T8">import time</text:span></text:p>
      <text:p text:style-name="P24"><text:span text:style-name="T8"/></text:p>
      <text:p text:style-name="P24"><text:span text:style-name="T8"># Set up the WebDriver (Firefox)</text:span></text:p>
      <text:p text:style-name="P24"><text:span text:style-name="T8">driver = webdriver.Firefox()</text:span></text:p>
      <text:p text:style-name="P24"><text:span text:style-name="T8"/></text:p>
      <text:p text:style-name="P24"><text:span text:style-name="T8"># Navigate to the OpenMRS login page</text:span></text:p>
      <text:p text:style-name="P24"><text:span text:style-name="T8">driver.get("https://qa.kenyahmis.org/openmrs/spa/login")</text:span></text:p>
      <text:p text:style-name="P24"><text:span text:style-name="T8"/></text:p>
      <text:p text:style-name="P24"><text:span text:style-name="T8"># Find the username and password fields and enter the credentials</text:span></text:p>
      <text:p text:style-name="P24"><text:span text:style-name="T8">username_field = driver.find_element(By.ID, "username")</text:span></text:p>
      <text:p text:style-name="P24"><text:span text:style-name="T8">password_field = driver.find_element(By.ID, "password")</text:span></text:p>
      <text:p text:style-name="P24"><text:span text:style-name="T8"/></text:p>
      <text:p text:style-name="P24"><text:span text:style-name="T8">username_field.send_keys("admin")</text:span></text:p>
      <text:p text:style-name="P24"><text:span text:style-name="T8">password_field.send_keys("Admin123")</text:span></text:p>
      <text:p text:style-name="P24"><text:span text:style-name="T8"/></text:p>
      <text:p text:style-name="P24"><text:span text:style-name="T8"># Click the login button</text:span></text:p>
      <text:p text:style-name="P24"><text:soft-page-break/><text:span text:style-name="T8">login_button = driver.find_element(By.ID, "loginButton")</text:span></text:p>
      <text:p text:style-name="P24"><text:span text:style-name="T8">login_button.click()</text:span></text:p>
      <text:p text:style-name="P24"><text:span text:style-name="T8"/></text:p>
      <text:p text:style-name="P24"><text:span text:style-name="T8"># Wait for the page to load</text:span></text:p>
      <text:p text:style-name="P24"><text:span text:style-name="T8">time.sleep(5)</text:span></text:p>
      <text:p text:style-name="P24"><text:span text:style-name="T8"/></text:p>
      <text:p text:style-name="P24"><text:span text:style-name="T8"># Verify successful login by checking the presence of an element unique to the landing page</text:span></text:p>
      <text:p text:style-name="P24"><text:span text:style-name="T8">try:</text:span></text:p>
      <text:p text:style-name="P24"><text:span text:style-name="T8"><text:s text:c="4"/>driver.find_element(By.XPATH, "//span[contains(text(), 'Home')]")</text:span></text:p>
      <text:p text:style-name="P24"><text:span text:style-name="T8"><text:s text:c="4"/>print("Login successful!")</text:span></text:p>
      <text:p text:style-name="P24"><text:span text:style-name="T8">except:</text:span></text:p>
      <text:p text:style-name="P24"><text:span text:style-name="T8"><text:s text:c="4"/>print("Login failed!")</text:span></text:p>
      <text:p text:style-name="P24"><text:span text:style-name="T8"/></text:p>
      <text:p text:style-name="P24"><text:span text:style-name="T8"># Close the browser</text:span></text:p>
      <text:p text:style-name="P24"><text:span text:style-name="T8">driver.quit()</text:span></text:p>
      <text:p text:style-name="P24"><text:span text:style-name="T8"/></text:p>
      <text:p text:style-name="P9"><text:span text:style-name="T12">Step 4: </text:span><text:span text:style-name="T8">Run the Script</text:span></text:p>
      <text:p text:style-name="P9"><text:span text:style-name="T12"><text:s text:c="12"/>python3 test_openmrs_login.py</text:span></text:p>
      <text:p text:style-name="P9"><text:span text:style-name="T12"/></text:p>
      <text:p text:style-name="P19"><text:span text:style-name="T6">3. </text:span><text:span text:style-name="T5">Verify Successful Login</text:span></text:p>
      <text:p text:style-name="P27"><text:span text:style-name="T5"/></text:p>
      <text:p text:style-name="P27"><text:span text:style-name="T5"><text:s/></text:span><text:span text:style-name="T7">T</text:span><text:span text:style-name="T5">he verification step is done by checking for the presence of an element on the landing page (e.g., the "</text:span><text:span text:style-name="T7">login page</text:span><text:span text:style-name="T5">" ).</text:span></text:p>
      <text:p text:style-name="P19"><text:span text:style-name="T5"><text:s/></text:span></text:p>
      <text:list xml:id="list122952613240293" text:continue-numbering="true" text:style-name="WWNum6">
        <text:list-header>
          <text:p text:style-name="P29"><text:span text:style-name="T11">Step 1: Create a file named verify_successful_login</text:span><text:span text:style-name="Source_20_Text"><text:span text:style-name="T26">.py</text:span></text:span></text:p>
          <text:p text:style-name="P4"><text:span text:style-name="T10"><text:s text:c="13"/>touch verify_successful_login.py</text:span></text:p>
          <text:p text:style-name="P4"><text:span text:style-name="T11"><text:s/>Step 2: Open terminal <text:s/>and type <text:s/>to open ‘verify_successful_login</text:span><text:span text:style-name="Source_20_Text"><text:span text:style-name="T26">.py’ </text:span></text:span><text:span text:style-name="Source_20_Text"><text:span text:style-name="T27">file</text:span></text:span></text:p>
          <text:p text:style-name="P4"><text:span text:style-name="T11"><text:s text:c="13"/>emacs verify_successful_login.py</text:span></text:p>
          <text:p text:style-name="P22"><text:span text:style-name="T11">S</text:span><text:span text:style-name="T8">tep 3: Add the following script on Emacs and save</text:span></text:p>
          <text:p text:style-name="P22"><text:span text:style-name="T8"><text:s text:c="9"/></text:span></text:p>
          <text:p text:style-name="P20"><text:span text:style-name="T10"><text:s text:c="11"/></text:span></text:p>
        </text:list-header>
      </text:list>
      <text:p text:style-name="P10"><text:span text:style-name="Strong_20_Emphasis"><text:span text:style-name="T15"><text:s text:c="3"/>from selenium import webdriver</text:span></text:span></text:p>
      <text:p text:style-name="P10"><text:span text:style-name="Strong_20_Emphasis"><text:span text:style-name="T15">from selenium.webdriver.common.by import By</text:span></text:span></text:p>
      <text:p text:style-name="P10"><text:span text:style-name="Strong_20_Emphasis"><text:span text:style-name="T15">from selenium.webdriver.firefox.service import Service</text:span></text:span></text:p>
      <text:p text:style-name="P10"><text:span text:style-name="Strong_20_Emphasis"><text:span text:style-name="T15">from selenium.webdriver.firefox.options import Options</text:span></text:span></text:p>
      <text:p text:style-name="P10"><text:span text:style-name="Strong_20_Emphasis"><text:span text:style-name="T15">import time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Setup Firefox WebDriver</text:span></text:span></text:p>
      <text:p text:style-name="P10"><text:span text:style-name="Strong_20_Emphasis"><text:span text:style-name="T15">service = Service('/usr/bin/geckodriver') <text:s/># Update path if necessary</text:span></text:span></text:p>
      <text:p text:style-name="P10"><text:span text:style-name="Strong_20_Emphasis"><text:span text:style-name="T15">options = Options()</text:span></text:span></text:p>
      <text:p text:style-name="P10"><text:span text:style-name="Strong_20_Emphasis"><text:span text:style-name="T15">options.headless = False <text:s/># Set to True for headless mode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driver = webdriver.Firefox(service=service, options=options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Open OpenMRS login page</text:span></text:span></text:p>
      <text:p text:style-name="P10"><text:span text:style-name="Strong_20_Emphasis"><text:span text:style-name="T15">driver.get("https://qa.kenyahmis.org/openmrs/spa/login")</text:span></text:span></text:p>
      <text:p text:style-name="P10"><text:span text:style-name="Strong_20_Emphasis"><text:span text:style-name="T15"># Or use the alternative URL</text:span></text:span></text:p>
      <text:p text:style-name="P10"><text:span text:style-name="Strong_20_Emphasis"><text:span text:style-name="T15"># driver.get("https://kenyaemr.nascop.org/openmrs/spa/login"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Maximize the browser window</text:span></text:span></text:p>
      <text:p text:style-name="P10"><text:span text:style-name="Strong_20_Emphasis"><text:span text:style-name="T15">driver.maximize_window(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Perform login</text:span></text:span></text:p>
      <text:p text:style-name="P10"><text:span text:style-name="Strong_20_Emphasis"><text:span text:style-name="T15">username_field = driver.find_element(By.ID, "username")</text:span></text:span></text:p>
      <text:p text:style-name="P10"><text:span text:style-name="Strong_20_Emphasis"><text:span text:style-name="T15">password_field = driver.find_element(By.ID, "password")</text:span></text:span></text:p>
      <text:p text:style-name="P10"><text:soft-page-break/><text:span text:style-name="Strong_20_Emphasis"><text:span text:style-name="T15"/></text:span></text:p>
      <text:p text:style-name="P10"><text:span text:style-name="Strong_20_Emphasis"><text:span text:style-name="T15">username_field.send_keys("admin")</text:span></text:span></text:p>
      <text:p text:style-name="P10"><text:span text:style-name="Strong_20_Emphasis"><text:span text:style-name="T15">password_field.send_keys("Admin123"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time.sleep(1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login_button = driver.find_element(By.XPATH, "//button[@type='submit']")</text:span></text:span></text:p>
      <text:p text:style-name="P10"><text:span text:style-name="Strong_20_Emphasis"><text:span text:style-name="T15">login_button.click(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Verification</text:span></text:span></text:p>
      <text:p text:style-name="P10"><text:span text:style-name="Strong_20_Emphasis"><text:span text:style-name="T15">time.sleep(3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try:</text:span></text:span></text:p>
      <text:p text:style-name="P10"><text:span text:style-name="Strong_20_Emphasis"><text:span text:style-name="T15"><text:s text:c="4"/># Check if a dashboard element exists (e.g., a link to the home page)</text:span></text:span></text:p>
      <text:p text:style-name="P10"><text:span text:style-name="Strong_20_Emphasis"><text:span text:style-name="T15"><text:s text:c="4"/>dashboard_element = driver.find_element(By.XPATH, "//a[@href='/openmrs/spa/home']")</text:span></text:span></text:p>
      <text:p text:style-name="P10"><text:span text:style-name="Strong_20_Emphasis"><text:span text:style-name="T15"><text:s text:c="4"/>print("Login successful.")</text:span></text:span></text:p>
      <text:p text:style-name="P10"><text:span text:style-name="Strong_20_Emphasis"><text:span text:style-name="T15">except:</text:span></text:span></text:p>
      <text:p text:style-name="P10"><text:span text:style-name="Strong_20_Emphasis"><text:span text:style-name="T15"><text:s text:c="4"/>print("Login failed."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Alternatively, check for a specific URL</text:span></text:span></text:p>
      <text:p text:style-name="P10"><text:span text:style-name="Strong_20_Emphasis"><text:span text:style-name="T15">current_url = driver.current_url</text:span></text:span></text:p>
      <text:p text:style-name="P10"><text:span text:style-name="Strong_20_Emphasis"><text:span text:style-name="T15">if "home" in current_url:</text:span></text:span></text:p>
      <text:p text:style-name="P10"><text:span text:style-name="Strong_20_Emphasis"><text:span text:style-name="T15"><text:s text:c="4"/>print("Login successful, redirected to home page.")</text:span></text:span></text:p>
      <text:p text:style-name="P10"><text:span text:style-name="Strong_20_Emphasis"><text:span text:style-name="T15">else:</text:span></text:span></text:p>
      <text:p text:style-name="P10"><text:span text:style-name="Strong_20_Emphasis"><text:span text:style-name="T15"><text:s text:c="4"/>print("Login failed, not redirected to home page.")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# Close the browser</text:span></text:span></text:p>
      <text:p text:style-name="P10"><text:span text:style-name="Strong_20_Emphasis"><text:span text:style-name="T15">driver.quit()</text:span></text:span></text:p>
      <text:p text:style-name="P10"><text:span text:style-name="Strong_20_Emphasis"><text:span text:style-name="T15"/></text:span></text:p>
      <text:p text:style-name="P11"><text:span text:style-name="Strong_20_Emphasis"><text:span text:style-name="T16">Step 4:Run the Script</text:span></text:span></text:p>
      <text:p text:style-name="P11"><text:span text:style-name="Strong_20_Emphasis"><text:span text:style-name="T17"><text:s text:c="12"/>python3 </text:span></text:span><text:span text:style-name="Strong_20_Emphasis"><text:span text:style-name="T15">verify_successful_login</text:span></text:span><text:span text:style-name="Source_20_Text"><text:span text:style-name="T28">.py</text:span></text:span></text:p>
      <text:p text:style-name="P11"><text:span text:style-name="Strong_20_Emphasis"><text:span text:style-name="T17"/></text:span></text:p>
      <text:list xml:id="list122951484238783" text:continue-numbering="true" text:style-name="WWNum6">
        <text:list-item>
          <text:p text:style-name="P4"><text:span text:style-name="Strong_20_Emphasis"><text:span text:style-name="T23">Error Handling</text:span></text:span></text:p>
          <text:p text:style-name="P29"><text:span text:style-name="T11">Step 1: Create a file named error_handling</text:span><text:span text:style-name="Source_20_Text"><text:span text:style-name="T26">.py</text:span></text:span></text:p>
          <text:p text:style-name="P4"><text:span text:style-name="T10"><text:s text:c="13"/>touch error_handling.py</text:span></text:p>
          <text:p text:style-name="P4"><text:span text:style-name="T11"><text:s/>Step 2: Open terminal <text:s/>and type <text:s/>to open ‘error_handling</text:span><text:span text:style-name="Source_20_Text"><text:span text:style-name="T26">.py’ </text:span></text:span><text:span text:style-name="Source_20_Text"><text:span text:style-name="T27">file</text:span></text:span></text:p>
          <text:p text:style-name="P4"><text:span text:style-name="T11"><text:s text:c="13"/>emacs error_handling.py</text:span></text:p>
          <text:p text:style-name="P22"><text:span text:style-name="Strong_20_Emphasis"><text:span text:style-name="T15">S</text:span></text:span><text:span text:style-name="Strong_20_Emphasis"><text:span text:style-name="T18">tep 3: Add the following script on Emacs and save</text:span></text:span></text:p>
        </text:list-item>
      </text:list>
      <text:p text:style-name="P25"><text:span text:style-name="Strong_20_Emphasis"><text:span text:style-name="T17"/></text:span></text:p>
      <text:p text:style-name="P25"><text:span text:style-name="Strong_20_Emphasis"><text:span text:style-name="T18"><text:s text:c="4"/></text:span></text:span></text:p>
      <text:p text:style-name="P25"><text:span text:style-name="Strong_20_Emphasis"><text:span text:style-name="T18"># Check for an error message</text:span></text:span></text:p>
      <text:p text:style-name="P25"><text:span text:style-name="Strong_20_Emphasis"><text:span text:style-name="T18">try:</text:span></text:span></text:p>
      <text:p text:style-name="P25"><text:span text:style-name="Strong_20_Emphasis"><text:span text:style-name="T18"><text:s text:c="4"/>error_message = driver.find_element(By.XPATH, "//span[contains(text(), 'Invalid username or password. Please try again.')]")</text:span></text:span></text:p>
      <text:p text:style-name="P25"><text:span text:style-name="Strong_20_Emphasis"><text:span text:style-name="T18"><text:s text:c="4"/>print("Login failed with an error message!")</text:span></text:span></text:p>
      <text:p text:style-name="P25"><text:span text:style-name="Strong_20_Emphasis"><text:span text:style-name="T18">except:</text:span></text:span></text:p>
      <text:p text:style-name="P25"><text:span text:style-name="Strong_20_Emphasis"><text:span text:style-name="T18"><text:s text:c="4"/>try:</text:span></text:span></text:p>
      <text:p text:style-name="P25"><text:span text:style-name="Strong_20_Emphasis"><text:span text:style-name="T18"><text:s text:c="8"/>driver.find_element(By.XPATH, "//span[contains(text(), 'Home')]")</text:span></text:span></text:p>
      <text:p text:style-name="P25"><text:span text:style-name="Strong_20_Emphasis"><text:span text:style-name="T18"><text:s text:c="8"/>print("Login successful!")</text:span></text:span></text:p>
      <text:p text:style-name="P25"><text:span text:style-name="Strong_20_Emphasis"><text:span text:style-name="T18"><text:s text:c="4"/>except:</text:span></text:span></text:p>
      <text:p text:style-name="P25"><text:span text:style-name="Strong_20_Emphasis"><text:span text:style-name="T18"><text:s text:c="8"/>print("Invalid username or password!")</text:span></text:span></text:p>
      <text:p text:style-name="P25"><text:span text:style-name="Strong_20_Emphasis"><text:span text:style-name="T18"><text:s text:c="3"/></text:span></text:span></text:p>
      <text:p text:style-name="P12"><text:span text:style-name="Strong_20_Emphasis"><text:span text:style-name="T16">Step 4:Run the Script</text:span></text:span></text:p>
      <text:p text:style-name="P26"><text:span text:style-name="Strong_20_Emphasis"><text:span text:style-name="T18"><text:s text:c="12"/>python3 </text:span></text:span><text:span text:style-name="Strong_20_Emphasis"><text:span text:style-name="T15">error_handling</text:span></text:span><text:span text:style-name="Source_20_Text"><text:span text:style-name="T28">.py</text:span></text:span></text:p>
      <text:p text:style-name="P26"><text:span text:style-name="Source_20_Text"><text:span text:style-name="T28"/></text:span></text:p>
      <text:list xml:id="list122952313701720" text:continue-numbering="true" text:style-name="WWNum6">
        <text:list-item>
          <text:p text:style-name="P23"><text:soft-page-break/><text:span text:style-name="Source_20_Text"><text:span text:style-name="T24">Reporting</text:span></text:span></text:p>
        </text:list-item>
      </text:list>
      <text:p text:style-name="P26"><text:span text:style-name="Source_20_Text"><text:span text:style-name="T24"/></text:span></text:p>
      <text:p text:style-name="P13"><text:span text:style-name="Source_20_Text"><text:span text:style-name="T25">Reporting tool ;unittest and </text:span></text:span><text:span text:style-name="Source_20_Text"><text:span text:style-name="Strong_20_Emphasis"><text:span text:style-name="T21">HTMLTestRunner</text:span></text:span></text:span></text:p>
      <text:p text:style-name="P26"><text:span text:style-name="Source_20_Text"><text:span text:style-name="T19">Step 1:</text:span></text:span><text:span text:style-name="Source_20_Text"><text:span text:style-name="T15">Install HTMLTestRunner</text:span></text:span></text:p>
      <text:p text:style-name="P26"><text:span text:style-name="Source_20_Text"><text:span text:style-name="T15"><text:s text:c="11"/>pip install html-testRunner</text:span></text:span></text:p>
      <text:p text:style-name="P26"><text:span text:style-name="Source_20_Text"><text:span text:style-name="T15"/></text:span></text:p>
      <text:p text:style-name="P26"><text:span text:style-name="Source_20_Text"><text:span text:style-name="T15"/></text:span></text:p>
      <text:list xml:id="list122951080574444" text:continue-numbering="true" text:style-name="WWNum6">
        <text:list-header>
          <text:p text:style-name="P30"><text:span text:style-name="T11">Step 1: Create a file named </text:span><text:span text:style-name="T13">reporting.</text:span><text:span text:style-name="Source_20_Text"><text:span text:style-name="T26">py</text:span></text:span></text:p>
          <text:p text:style-name="P5"><text:span text:style-name="T10"><text:s text:c="13"/>touch </text:span><text:span text:style-name="T13">reporting</text:span><text:span text:style-name="T10">.py</text:span></text:p>
          <text:p text:style-name="P5"><text:span text:style-name="T11"><text:s/>Step 2: Open terminal <text:s/>and type <text:s/>to open </text:span><text:span text:style-name="T13">reporting</text:span><text:span text:style-name="Source_20_Text"><text:span text:style-name="T26">.py’ </text:span></text:span><text:span text:style-name="Source_20_Text"><text:span text:style-name="T27">file</text:span></text:span></text:p>
          <text:p text:style-name="P5"><text:span text:style-name="T11"><text:s text:c="13"/>emacs </text:span><text:span text:style-name="T13">reporting</text:span><text:span text:style-name="T11">.py</text:span></text:p>
          <text:p text:style-name="P23"><text:span text:style-name="Strong_20_Emphasis"><text:span text:style-name="T15">S</text:span></text:span><text:span text:style-name="Strong_20_Emphasis"><text:span text:style-name="T18">tep 3: Add the following script on Emacs and save</text:span></text:span></text:p>
        </text:list-header>
      </text:list>
      <text:p text:style-name="P26"><text:span text:style-name="Strong_20_Emphasis"><text:span text:style-name="T18"/></text:span></text:p>
      <text:p text:style-name="P26"><text:span text:style-name="Strong_20_Emphasis"><text:span text:style-name="T18"><text:s text:c="4"/>import unittest</text:span></text:span></text:p>
      <text:p text:style-name="P26"><text:span text:style-name="Strong_20_Emphasis"><text:span text:style-name="T18">from selenium import webdriver</text:span></text:span></text:p>
      <text:p text:style-name="P26"><text:span text:style-name="Strong_20_Emphasis"><text:span text:style-name="T18">from selenium.webdriver.common.by import By</text:span></text:span></text:p>
      <text:p text:style-name="P26"><text:span text:style-name="Strong_20_Emphasis"><text:span text:style-name="T18">from selenium.webdriver.support.ui import WebDriverWait</text:span></text:span></text:p>
      <text:p text:style-name="P26"><text:span text:style-name="Strong_20_Emphasis"><text:span text:style-name="T18">from selenium.webdriver.support import expected_conditions as EC</text:span></text:span></text:p>
      <text:p text:style-name="P26"><text:span text:style-name="Strong_20_Emphasis"><text:span text:style-name="T18">import HtmlTestRunner</text:span></text:span></text:p>
      <text:p text:style-name="P26"><text:span text:style-name="Strong_20_Emphasis"><text:span text:style-name="T18"/></text:span></text:p>
      <text:p text:style-name="P26"><text:span text:style-name="Strong_20_Emphasis"><text:span text:style-name="T18">class OpenMRSTest(unittest.TestCase):</text:span></text:span></text:p>
      <text:p text:style-name="P26"><text:span text:style-name="Strong_20_Emphasis"><text:span text:style-name="T18"><text:s text:c="4"/></text:span></text:span></text:p>
      <text:p text:style-name="P26"><text:span text:style-name="Strong_20_Emphasis"><text:span text:style-name="T18"><text:s text:c="4"/>def setUp(self):</text:span></text:span></text:p>
      <text:p text:style-name="P26"><text:span text:style-name="Strong_20_Emphasis"><text:span text:style-name="T18"><text:s text:c="8"/>self.driver = webdriver.Firefox()</text:span></text:span></text:p>
      <text:p text:style-name="P26"><text:span text:style-name="Strong_20_Emphasis"><text:span text:style-name="T18"><text:s text:c="8"/>self.driver.get("https://qa.kenyahmis.org/openmrs/spa/login")</text:span></text:span></text:p>
      <text:p text:style-name="P26"><text:span text:style-name="Strong_20_Emphasis"><text:span text:style-name="T18"><text:s text:c="8"/>self.wait = WebDriverWait(self.driver, 10)</text:span></text:span></text:p>
      <text:p text:style-name="P26"><text:span text:style-name="Strong_20_Emphasis"><text:span text:style-name="T18"><text:s text:c="4"/></text:span></text:span></text:p>
      <text:p text:style-name="P26"><text:span text:style-name="Strong_20_Emphasis"><text:span text:style-name="T18"><text:s text:c="4"/>def test_login_success(self):</text:span></text:span></text:p>
      <text:p text:style-name="P26"><text:span text:style-name="Strong_20_Emphasis"><text:span text:style-name="T18"><text:s text:c="8"/>driver = self.driver</text:span></text:span></text:p>
      <text:p text:style-name="P26"><text:span text:style-name="Strong_20_Emphasis"><text:span text:style-name="T18"><text:s text:c="8"/>wait = self.wait</text:span></text:span></text:p>
      <text:p text:style-name="P26"><text:span text:style-name="Strong_20_Emphasis"><text:span text:style-name="T18"><text:s text:c="8"/></text:span></text:span></text:p>
      <text:p text:style-name="P26"><text:span text:style-name="Strong_20_Emphasis"><text:span text:style-name="T18"><text:s text:c="8"/># Enter valid credentials and attempt login</text:span></text:span></text:p>
      <text:p text:style-name="P26"><text:span text:style-name="Strong_20_Emphasis"><text:span text:style-name="T18"><text:s text:c="8"/>username_field = wait.until(EC.presence_of_element_located((By.ID, "username")))</text:span></text:span></text:p>
      <text:p text:style-name="P26"><text:span text:style-name="Strong_20_Emphasis"><text:span text:style-name="T18"><text:s text:c="8"/>password_field = wait.until(EC.presence_of_element_located((By.ID, "password")))</text:span></text:span></text:p>
      <text:p text:style-name="P26"><text:span text:style-name="Strong_20_Emphasis"><text:span text:style-name="T18"><text:s text:c="8"/>username_field.send_keys("admin")</text:span></text:span></text:p>
      <text:p text:style-name="P26"><text:span text:style-name="Strong_20_Emphasis"><text:span text:style-name="T18"><text:s text:c="8"/>password_field.send_keys("Admin123")</text:span></text:span></text:p>
      <text:p text:style-name="P26"><text:span text:style-name="Strong_20_Emphasis"><text:span text:style-name="T18"><text:s text:c="8"/>login_button = wait.until(EC.element_to_be_clickable((By.ID, "loginButton")))</text:span></text:span></text:p>
      <text:p text:style-name="P26"><text:span text:style-name="Strong_20_Emphasis"><text:span text:style-name="T18"><text:s text:c="8"/>login_button.click()</text:span></text:span></text:p>
      <text:p text:style-name="P26"><text:span text:style-name="Strong_20_Emphasis"><text:span text:style-name="T18"><text:s text:c="8"/></text:span></text:span></text:p>
      <text:p text:style-name="P26"><text:span text:style-name="Strong_20_Emphasis"><text:span text:style-name="T18"><text:s text:c="8"/># Verify login success</text:span></text:span></text:p>
      <text:p text:style-name="P26"><text:span text:style-name="Strong_20_Emphasis"><text:span text:style-name="T18"><text:s text:c="8"/>try:</text:span></text:span></text:p>
      <text:p text:style-name="P26"><text:span text:style-name="Strong_20_Emphasis"><text:span text:style-name="T18"><text:s text:c="12"/>wait.until(EC.presence_of_element_located((By.XPATH, "//span[contains(text(), 'Home')]")))</text:span></text:span></text:p>
      <text:p text:style-name="P26"><text:span text:style-name="Strong_20_Emphasis"><text:span text:style-name="T18"><text:s text:c="12"/>print("Login successful!")</text:span></text:span></text:p>
      <text:p text:style-name="P26"><text:span text:style-name="Strong_20_Emphasis"><text:span text:style-name="T18"><text:s text:c="8"/>except Exception as e:</text:span></text:span></text:p>
      <text:p text:style-name="P26"><text:span text:style-name="Strong_20_Emphasis"><text:span text:style-name="T18"><text:s text:c="12"/>print(f"Login failed! {e}")</text:span></text:span></text:p>
      <text:p text:style-name="P26"><text:span text:style-name="Strong_20_Emphasis"><text:span text:style-name="T18"><text:s text:c="12"/>self.fail("Login test failed.")</text:span></text:span></text:p>
      <text:p text:style-name="P26"><text:span text:style-name="Strong_20_Emphasis"><text:span text:style-name="T18"><text:s text:c="4"/></text:span></text:span></text:p>
      <text:p text:style-name="P26"><text:span text:style-name="Strong_20_Emphasis"><text:span text:style-name="T18"><text:s text:c="4"/>def test_login_failure(self):</text:span></text:span></text:p>
      <text:p text:style-name="P26"><text:span text:style-name="Strong_20_Emphasis"><text:span text:style-name="T18"><text:s text:c="8"/>driver = self.driver</text:span></text:span></text:p>
      <text:p text:style-name="P26"><text:span text:style-name="Strong_20_Emphasis"><text:span text:style-name="T18"><text:s text:c="8"/>wait = self.wait</text:span></text:span></text:p>
      <text:p text:style-name="P26"><text:span text:style-name="Strong_20_Emphasis"><text:span text:style-name="T18"><text:s text:c="8"/></text:span></text:span></text:p>
      <text:p text:style-name="P26"><text:span text:style-name="Strong_20_Emphasis"><text:span text:style-name="T18"><text:s text:c="8"/># Enter invalid credentials and attempt login</text:span></text:span></text:p>
      <text:p text:style-name="P26"><text:soft-page-break/><text:span text:style-name="Strong_20_Emphasis"><text:span text:style-name="T18"><text:s text:c="8"/>username_field = wait.until(EC.presence_of_element_located((By.ID, "username")))</text:span></text:span></text:p>
      <text:p text:style-name="P26"><text:span text:style-name="Strong_20_Emphasis"><text:span text:style-name="T18"><text:s text:c="8"/>password_field = wait.until(EC.presence_of_element_located((By.ID, "password")))</text:span></text:span></text:p>
      <text:p text:style-name="P26"><text:span text:style-name="Strong_20_Emphasis"><text:span text:style-name="T18"><text:s text:c="8"/>username_field.send_keys("invalid_user")</text:span></text:span></text:p>
      <text:p text:style-name="P26"><text:span text:style-name="Strong_20_Emphasis"><text:span text:style-name="T18"><text:s text:c="8"/>password_field.send_keys("invalid_password")</text:span></text:span></text:p>
      <text:p text:style-name="P26"><text:span text:style-name="Strong_20_Emphasis"><text:span text:style-name="T18"><text:s text:c="8"/>login_button = wait.until(EC.element_to_be_clickable((By.ID, "loginButton")))</text:span></text:span></text:p>
      <text:p text:style-name="P26"><text:span text:style-name="Strong_20_Emphasis"><text:span text:style-name="T18"><text:s text:c="8"/>login_button.click()</text:span></text:span></text:p>
      <text:p text:style-name="P26"><text:span text:style-name="Strong_20_Emphasis"><text:span text:style-name="T18"><text:s text:c="8"/></text:span></text:span></text:p>
      <text:p text:style-name="P26"><text:span text:style-name="Strong_20_Emphasis"><text:span text:style-name="T18"><text:s text:c="8"/># Verify login failure</text:span></text:span></text:p>
      <text:p text:style-name="P26"><text:span text:style-name="Strong_20_Emphasis"><text:span text:style-name="T18"><text:s text:c="8"/>try:</text:span></text:span></text:p>
      <text:p text:style-name="P26"><text:span text:style-name="Strong_20_Emphasis"><text:span text:style-name="T18"><text:s text:c="12"/>wait.until(EC.presence_of_element_located((By.XPATH, "//span[contains(text(), 'Invalid username or password. Please try again.')]")))</text:span></text:span></text:p>
      <text:p text:style-name="P26"><text:span text:style-name="Strong_20_Emphasis"><text:span text:style-name="T18"><text:s text:c="12"/>print("Login failed with an error message as expected!")</text:span></text:span></text:p>
      <text:p text:style-name="P26"><text:span text:style-name="Strong_20_Emphasis"><text:span text:style-name="T18"><text:s text:c="8"/>except Exception as e:</text:span></text:span></text:p>
      <text:p text:style-name="P26"><text:span text:style-name="Strong_20_Emphasis"><text:span text:style-name="T18"><text:s text:c="12"/>print(f"Expected login failure did not occur! {e}")</text:span></text:span></text:p>
      <text:p text:style-name="P26"><text:span text:style-name="Strong_20_Emphasis"><text:span text:style-name="T18"><text:s text:c="12"/>self.fail("Login failure test failed.")</text:span></text:span></text:p>
      <text:p text:style-name="P26"><text:span text:style-name="Strong_20_Emphasis"><text:span text:style-name="T18"><text:s text:c="4"/></text:span></text:span></text:p>
      <text:p text:style-name="P26"><text:span text:style-name="Strong_20_Emphasis"><text:span text:style-name="T18"><text:s text:c="4"/>def tearDown(self):</text:span></text:span></text:p>
      <text:p text:style-name="P26"><text:span text:style-name="Strong_20_Emphasis"><text:span text:style-name="T18"><text:s text:c="8"/>self.driver.quit()</text:span></text:span></text:p>
      <text:p text:style-name="P26"><text:span text:style-name="Strong_20_Emphasis"><text:span text:style-name="T18"><text:s text:c="8"/></text:span></text:span></text:p>
      <text:p text:style-name="P26"><text:span text:style-name="Strong_20_Emphasis"><text:span text:style-name="T18">if __name__ == "__main__":</text:span></text:span></text:p>
      <text:p text:style-name="P26"><text:span text:style-name="Strong_20_Emphasis"><text:span text:style-name="T18"><text:s text:c="4"/>unittest.main(testRunner=HtmlTestRunner.HTMLTestRunner(output='./reports'))</text:span></text:span></text:p>
      <text:p text:style-name="P26"><text:span text:style-name="Strong_20_Emphasis"><text:span text:style-name="T18"/></text:span></text:p>
      <text:p text:style-name="P26"><text:span text:style-name="Strong_20_Emphasis"><text:span text:style-name="T18"/></text:span></text:p>
      <text:p text:style-name="P14"><text:span text:style-name="Strong_20_Emphasis"><text:span text:style-name="T16">Step 4:Execute </text:span></text:span><text:span text:style-name="Strong_20_Emphasis"><text:span text:style-name="T20">report script <text:s/></text:span></text:span><text:span text:style-name="Strong_20_Emphasis"><text:span text:style-name="T16">in the terminal</text:span></text:span></text:p>
      <text:p text:style-name="P26"><text:span text:style-name="Strong_20_Emphasis"><text:span text:style-name="T18"><text:s text:c="10"/>python3 reporting.p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Arial" style:font-family-complex="Aria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0T10:47:42.928366491</meta:creation-date>
    <dc:date>2024-08-10T12:29:50.824010170</dc:date>
    <meta:editing-duration>PT10M25S</meta:editing-duration>
    <meta:editing-cycles>1</meta:editing-cycles>
    <meta:document-statistic meta:table-count="0" meta:image-count="0" meta:object-count="0" meta:page-count="5" meta:paragraph-count="196" meta:word-count="718" meta:character-count="7366" meta:non-whitespace-character-count="6035"/>
    <meta:generator>LibreOffice/6.4.7.2$Linux_X86_64 LibreOffice_project/40$Build-2</meta:generator>
  </office:meta>
</office:document-meta>
</file>